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>
      <style:text-properties fo:color="#1155cc" style:text-underline-style="solid" style:text-underline-color="font-color"/>
    </style:style>
    <style:style style:name="T3_3" style:family="text"/>
    <style:style style:name="T3_4" style:family="text">
      <style:text-properties fo:color="#1155cc" style:text-underline-style="solid" style:text-underline-color="font-color"/>
    </style:style>
    <style:style style:name="T3_5" style:family="text"/>
    <style:style style:name="T3_6" style:family="text">
      <style:text-properties fo:color="#1155cc" style:text-underline-style="solid" style:text-underline-color="font-color"/>
    </style:style>
    <style:style style:name="T3_7" style:family="text"/>
    <style:style style:name="T3_8" style:family="text">
      <style:text-properties fo:color="#1155cc" style:text-underline-style="solid" style:text-underline-color="font-color"/>
    </style:style>
    <style:style style:name="T3_9" style:family="text"/>
    <style:style style:name="T3_10" style:family="text">
      <style:text-properties fo:color="#1155cc" style:text-underline-style="solid" style:text-underline-color="font-color"/>
    </style:style>
    <style:style style:name="T3_11" style:family="text"/>
    <style:style style:name="T3_12" style:family="text">
      <style:text-properties fo:color="#1155cc" style:text-underline-style="solid" style:text-underline-color="font-color"/>
    </style:style>
    <style:style style:name="T3_13" style:family="text"/>
    <style:style style:name="T3_14" style:family="text">
      <style:text-properties fo:color="#1155cc" style:text-underline-style="solid" style:text-underline-color="font-color"/>
    </style:style>
    <style:style style:name="T3_15" style:family="text"/>
    <style:style style:name="T3_16" style:family="text">
      <style:text-properties fo:color="#1155cc" style:text-underline-style="solid" style:text-underline-color="font-color"/>
    </style:style>
    <style:style style:name="T3_17" style:family="text"/>
    <style:style style:name="T3_18" style:family="text">
      <style:text-properties fo:color="#1155cc" style:text-underline-style="solid" style:text-underline-color="font-color"/>
    </style:style>
    <style:style style:name="T3_19" style:family="text"/>
    <style:style style:name="T3_20" style:family="text">
      <style:text-properties fo:color="#1155cc" style:text-underline-style="solid" style:text-underline-color="font-color"/>
    </style:style>
    <style:style style:name="T3_21" style:family="text"/>
    <style:style style:name="T3_22" style:family="text">
      <style:text-properties fo:color="#1155cc" style:text-underline-style="solid" style:text-underline-color="font-color"/>
    </style:style>
    <style:style style:name="T3_23" style:family="text"/>
    <style:style style:name="T3_24" style:family="text">
      <style:text-properties fo:color="#1155cc" style:text-underline-style="solid" style:text-underline-color="font-color"/>
    </style:style>
    <style:style style:name="T3_25" style:family="text"/>
    <style:style style:name="T3_26" style:family="text">
      <style:text-properties fo:color="#1155cc" style:text-underline-style="solid" style:text-underline-color="font-color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>
      <style:text-properties fo:color="#1155cc" style:text-underline-style="solid" style:text-underline-color="font-color"/>
    </style:style>
    <style:style style:name="T4_3" style:family="text"/>
    <style:style style:name="T4_4" style:family="text">
      <style:text-properties fo:color="#1155cc" style:text-underline-style="solid" style:text-underline-color="font-color"/>
    </style:style>
    <style:style style:name="T4_5" style:family="text"/>
    <style:style style:name="T4_6" style:family="text">
      <style:text-properties fo:color="#1155cc" style:text-underline-style="solid" style:text-underline-color="font-color"/>
    </style:style>
    <style:style style:name="T4_7" style:family="text"/>
    <style:style style:name="T4_8" style:family="text">
      <style:text-properties fo:color="#1155cc" style:text-underline-style="solid" style:text-underline-color="font-color"/>
    </style:style>
    <style:style style:name="T4_9" style:family="text"/>
    <style:style style:name="T4_10" style:family="text">
      <style:text-properties fo:color="#1155cc" style:text-underline-style="solid" style:text-underline-color="font-color"/>
    </style:style>
    <style:style style:name="T4_11" style:family="text"/>
    <style:style style:name="T4_12" style:family="text">
      <style:text-properties fo:color="#1155cc" style:text-underline-style="solid" style:text-underline-color="font-color"/>
    </style:style>
    <style:style style:name="T4_13" style:family="text"/>
    <style:style style:name="T4_14" style:family="text">
      <style:text-properties fo:color="#1155cc" style:text-underline-style="solid" style:text-underline-color="font-color"/>
    </style:style>
    <style:style style:name="T4_15" style:family="text"/>
    <style:style style:name="T4_16" style:family="text">
      <style:text-properties fo:color="#1155cc" style:text-underline-style="solid" style:text-underline-color="font-color"/>
    </style:style>
    <style:style style:name="T4_17" style:family="text"/>
    <style:style style:name="T4_18" style:family="text">
      <style:text-properties fo:color="#1155cc" style:text-underline-style="solid" style:text-underline-color="font-color"/>
    </style:style>
    <style:style style:name="T4_19" style:family="text"/>
    <style:style style:name="T4_20" style:family="text">
      <style:text-properties fo:color="#1155cc" style:text-underline-style="solid" style:text-underline-color="font-color"/>
    </style:style>
    <style:style style:name="T4_21" style:family="text"/>
    <style:style style:name="T4_22" style:family="text">
      <style:text-properties fo:color="#1155cc" style:text-underline-style="solid" style:text-underline-color="font-color"/>
    </style:style>
    <style:style style:name="T4_23" style:family="text"/>
    <style:style style:name="T4_24" style:family="text">
      <style:text-properties fo:color="#1155cc" style:text-underline-style="solid" style:text-underline-color="font-color"/>
    </style:style>
    <style:style style:name="T4_25" style:family="text"/>
    <style:style style:name="T4_26" style:family="text">
      <style:text-properties fo:color="#1155cc" style:text-underline-style="solid" style:text-underline-color="font-color"/>
    </style:style>
    <style:style style:name="T4_27" style:family="text"/>
    <style:style style:name="T4_28" style:family="text">
      <style:text-properties fo:color="#1155cc" style:text-underline-style="solid" style:text-underline-color="font-color"/>
    </style:style>
    <style:style style:name="T4_29" style:family="text"/>
    <style:style style:name="T4_30" style:family="text">
      <style:text-properties fo:color="#1155cc" style:text-underline-style="solid" style:text-underline-color="font-color"/>
    </style:style>
    <style:style style:name="T4_31" style:family="text"/>
    <style:style style:name="T4_32" style:family="text">
      <style:text-properties fo:color="#1155cc" style:text-underline-style="solid" style:text-underline-color="font-color"/>
    </style:style>
    <style:style style:name="T4_33" style:family="text"/>
    <style:style style:name="T4_34" style:family="text">
      <style:text-properties fo:color="#1155cc" style:text-underline-style="solid" style:text-underline-color="font-color"/>
    </style:style>
    <style:style style:name="T4_35" style:family="text"/>
    <style:style style:name="T4_36" style:family="text">
      <style:text-properties fo:color="#1155cc" style:text-underline-style="solid" style:text-underline-color="font-color"/>
    </style:style>
    <style:style style:name="T4_37" style:family="text"/>
    <style:style style:name="T4_38" style:family="text">
      <style:text-properties fo:color="#1155cc" style:text-underline-style="solid" style:text-underline-color="font-color"/>
    </style:style>
    <style:style style:name="P5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Cas</text:span><text:span text:style-name="T1_2"><text:s/></text:span><text:span text:style-name="T1_3">d</text:span><text:span text:style-name="T1_4">’</text:span><text:span text:style-name="T1_5">us</text:span><text:span text:style-name="T1_6"><text:s/></text:span><text:span text:style-name="T1_7">Login</text:span><text:span text:style-name="T1_8"><text:s/>(</text:span><text:span text:style-name="T1_9">Complet</text:span><text:span text:style-name="T1_10">):</text:span></text:p>
      <text:p text:style-name="P2"/>
      <text:p text:style-name="P3"><text:span text:style-name="T3_1"><text:a xlink:type="simple" xlink:href="https://cacoo.com/diagrams/vPEH5mpFABrSY4Re"><text:span text:style-name="T3_2">https</text:span></text:a></text:span><text:span text:style-name="T3_3"><text:a xlink:type="simple" xlink:href="https://cacoo.com/diagrams/vPEH5mpFABrSY4Re"><text:span text:style-name="T3_4">://</text:span></text:a></text:span><text:span text:style-name="T3_5"><text:a xlink:type="simple" xlink:href="https://cacoo.com/diagrams/vPEH5mpFABrSY4Re"><text:span text:style-name="T3_6">cacoo</text:span></text:a></text:span><text:span text:style-name="T3_7"><text:a xlink:type="simple" xlink:href="https://cacoo.com/diagrams/vPEH5mpFABrSY4Re"><text:span text:style-name="T3_8">.</text:span></text:a></text:span><text:span text:style-name="T3_9"><text:a xlink:type="simple" xlink:href="https://cacoo.com/diagrams/vPEH5mpFABrSY4Re"><text:span text:style-name="T3_10">com</text:span></text:a></text:span><text:span text:style-name="T3_11"><text:a xlink:type="simple" xlink:href="https://cacoo.com/diagrams/vPEH5mpFABrSY4Re"><text:span text:style-name="T3_12">/</text:span></text:a></text:span><text:span text:style-name="T3_13"><text:a xlink:type="simple" xlink:href="https://cacoo.com/diagrams/vPEH5mpFABrSY4Re"><text:span text:style-name="T3_14">diagrams</text:span></text:a></text:span><text:span text:style-name="T3_15"><text:a xlink:type="simple" xlink:href="https://cacoo.com/diagrams/vPEH5mpFABrSY4Re"><text:span text:style-name="T3_16">/</text:span></text:a></text:span><text:span text:style-name="T3_17"><text:a xlink:type="simple" xlink:href="https://cacoo.com/diagrams/vPEH5mpFABrSY4Re"><text:span text:style-name="T3_18">vPEH</text:span></text:a></text:span><text:span text:style-name="T3_19"><text:a xlink:type="simple" xlink:href="https://cacoo.com/diagrams/vPEH5mpFABrSY4Re"><text:span text:style-name="T3_20">5</text:span></text:a></text:span><text:span text:style-name="T3_21"><text:a xlink:type="simple" xlink:href="https://cacoo.com/diagrams/vPEH5mpFABrSY4Re"><text:span text:style-name="T3_22">mpFABrSY</text:span></text:a></text:span><text:span text:style-name="T3_23"><text:a xlink:type="simple" xlink:href="https://cacoo.com/diagrams/vPEH5mpFABrSY4Re"><text:span text:style-name="T3_24">4</text:span></text:a></text:span><text:span text:style-name="T3_25"><text:a xlink:type="simple" xlink:href="https://cacoo.com/diagrams/vPEH5mpFABrSY4Re"><text:span text:style-name="T3_26">Re</text:span></text:a></text:span></text:p>
      <text:p text:style-name="P4"><text:span text:style-name="T4_1"><text:a xlink:type="simple" xlink:href="https://cacoo.com/diagrams/vPEH5mpFABrSY4Re-19E6F.png"><text:span text:style-name="T4_2">https</text:span></text:a></text:span><text:span text:style-name="T4_3"><text:a xlink:type="simple" xlink:href="https://cacoo.com/diagrams/vPEH5mpFABrSY4Re-19E6F.png"><text:span text:style-name="T4_4">://</text:span></text:a></text:span><text:span text:style-name="T4_5"><text:a xlink:type="simple" xlink:href="https://cacoo.com/diagrams/vPEH5mpFABrSY4Re-19E6F.png"><text:span text:style-name="T4_6">cacoo</text:span></text:a></text:span><text:span text:style-name="T4_7"><text:a xlink:type="simple" xlink:href="https://cacoo.com/diagrams/vPEH5mpFABrSY4Re-19E6F.png"><text:span text:style-name="T4_8">.</text:span></text:a></text:span><text:span text:style-name="T4_9"><text:a xlink:type="simple" xlink:href="https://cacoo.com/diagrams/vPEH5mpFABrSY4Re-19E6F.png"><text:span text:style-name="T4_10">com</text:span></text:a></text:span><text:span text:style-name="T4_11"><text:a xlink:type="simple" xlink:href="https://cacoo.com/diagrams/vPEH5mpFABrSY4Re-19E6F.png"><text:span text:style-name="T4_12">/</text:span></text:a></text:span><text:span text:style-name="T4_13"><text:a xlink:type="simple" xlink:href="https://cacoo.com/diagrams/vPEH5mpFABrSY4Re-19E6F.png"><text:span text:style-name="T4_14">diagrams</text:span></text:a></text:span><text:span text:style-name="T4_15"><text:a xlink:type="simple" xlink:href="https://cacoo.com/diagrams/vPEH5mpFABrSY4Re-19E6F.png"><text:span text:style-name="T4_16">/</text:span></text:a></text:span><text:span text:style-name="T4_17"><text:a xlink:type="simple" xlink:href="https://cacoo.com/diagrams/vPEH5mpFABrSY4Re-19E6F.png"><text:span text:style-name="T4_18">vPEH</text:span></text:a></text:span><text:span text:style-name="T4_19"><text:a xlink:type="simple" xlink:href="https://cacoo.com/diagrams/vPEH5mpFABrSY4Re-19E6F.png"><text:span text:style-name="T4_20">5</text:span></text:a></text:span><text:span text:style-name="T4_21"><text:a xlink:type="simple" xlink:href="https://cacoo.com/diagrams/vPEH5mpFABrSY4Re-19E6F.png"><text:span text:style-name="T4_22">mpFABrSY</text:span></text:a></text:span><text:span text:style-name="T4_23"><text:a xlink:type="simple" xlink:href="https://cacoo.com/diagrams/vPEH5mpFABrSY4Re-19E6F.png"><text:span text:style-name="T4_24">4</text:span></text:a></text:span><text:span text:style-name="T4_25"><text:a xlink:type="simple" xlink:href="https://cacoo.com/diagrams/vPEH5mpFABrSY4Re-19E6F.png"><text:span text:style-name="T4_26">Re</text:span></text:a></text:span><text:span text:style-name="T4_27"><text:a xlink:type="simple" xlink:href="https://cacoo.com/diagrams/vPEH5mpFABrSY4Re-19E6F.png"><text:span text:style-name="T4_28">-19</text:span></text:a></text:span><text:span text:style-name="T4_29"><text:a xlink:type="simple" xlink:href="https://cacoo.com/diagrams/vPEH5mpFABrSY4Re-19E6F.png"><text:span text:style-name="T4_30">E</text:span></text:a></text:span><text:span text:style-name="T4_31"><text:a xlink:type="simple" xlink:href="https://cacoo.com/diagrams/vPEH5mpFABrSY4Re-19E6F.png"><text:span text:style-name="T4_32">6</text:span></text:a></text:span><text:span text:style-name="T4_33"><text:a xlink:type="simple" xlink:href="https://cacoo.com/diagrams/vPEH5mpFABrSY4Re-19E6F.png"><text:span text:style-name="T4_34">F</text:span></text:a></text:span><text:span text:style-name="T4_35"><text:a xlink:type="simple" xlink:href="https://cacoo.com/diagrams/vPEH5mpFABrSY4Re-19E6F.png"><text:span text:style-name="T4_36">.</text:span></text:a></text:span><text:span text:style-name="T4_37"><text:a xlink:type="simple" xlink:href="https://cacoo.com/diagrams/vPEH5mpFABrSY4Re-19E6F.png"><text:span text:style-name="T4_38">png</text:span></text:a>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